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727" officeooo:paragraph-rsid="00012727"/>
    </style:style>
    <style:style style:name="P2" style:family="paragraph" style:parent-style-name="Standard">
      <style:text-properties officeooo:rsid="00012727" officeooo:paragraph-rsid="00031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g 248</text:p>
      <text:p text:style-name="P2"/>
      <text:p text:style-name="P2">C H A P T E R T E N</text:p>
      <text:p text:style-name="P2">10.THE EMPOWERMENT OF</text:p>
      <text:p text:style-name="P2">FAILURE</text:p>
      <text:p text:style-name="P2">ON SEPTEMBER 27, 2012, I STOOD IN A MAKESHIFT GYM ON THE SECOND FLOOR OF</text:p>
      <text:p text:style-name="P2">30 Rockefeller Center prepared to break the world record for pull-ups in a</text:p>
      <text:p text:style-name="P2">twenty-four-hour period. That was the plan, anyway. Savannah Guthrie was</text:p>
      <text:p text:style-name="P2">there, along with an official from the Guinness Book of World Records and</text:p>
      <text:p text:style-name="P2">Matt Lauer (yeah, that fucking guy). Again, I was gunning to raise money—</text:p>
      <text:p text:style-name="P2">a lot of money this time—for the Special Operations Warrior Foundation,</text:p>
      <text:p text:style-name="P2">but I also wanted that record. To get it I had to perform under The Today</text:p>
      <text:p text:style-name="P2">Show spotlight.</text:p>
      <text:p text:style-name="P2">The number in my head was 4,020 pull-ups. Sounds superhuman, right? Did</text:p>
      <text:p text:style-name="P2">to me too, until I dissected it and realized if I could knock out six pull-ups on</text:p>
      <text:p text:style-name="P2">the minute, every minute, for twenty-four hours, I’d shatter it. That’s roughly</text:p>
      <text:p text:style-name="P2">ten seconds of effort, and fifty seconds of rest, each minute. It wouldn’t be</text:p>
      <text:p text:style-name="P2">easy, but I considered it doable given the work I’d put in. Over the past five</text:p>
      <text:p text:style-name="P2">to six months, I’d rocked over 40,000 pull-ups and was stoked to be on the</text:p>
      <text:p text:style-name="P2">precipice of another huge challenge. After all the ups and downs since my</text:p>
      <text:p text:style-name="P2">second heart surgery, I needed this.</text:p>
      <text:p text:style-name="P2">The good news was the surgery worked. For the first time in my life I had a</text:p>
      <text:p text:style-name="P2">fully functioning heart muscle, and I wasn’t in a rush to run or ride. I was</text:p>
      <text:p text:style-name="P2">patient with my recovery. The Navy wouldn’t clear me to operate anyway,</text:p>
      <text:p text:style-name="P2">and in order to stay in the SEALs I had to accept a non-deployable, noncombat job. Admiral Winters kept me in recruiting for two more years, and I</text:p>
      <text:p text:style-name="P2">remained on the road, shared my story with willing ears, and worked to win</text:p>
      <text:p text:style-name="P2">hearts and minds. But all I really wanted to do was what I was trained to do,</text:p>
      <text:p text:style-name="P2">and that’s fight! I tried to salve that wound with trips to the gun range, but</text:p>
      <text:p text:style-name="P2">shooting targets only made me feel worse.</text:p>
      <text:p text:style-name="P2">In 2011, after recruiting for four-plus years and spending two and a half</text:p>
      <text:p text:style-name="P2">years on the disabled list due to my heart issues, I was finally medically</text:p>
      <text:p text:style-name="P2">cleared to operate again. Admiral Winters offered to send me anywhere I</text:p>
      <text:p text:style-name="P2">wanted to go. He knew my sacrifices and my dreams, and I told him I had</text:p>
      <text:p text:style-name="P2">unfinished business with Delta. He signed my papers, and after a five-year</text:p>
      <text:p text:style-name="P2">wait, my someday had arrived.</text:p>
      <text:p text:style-name="P2">Awarded the Meritorious Service Medal for my work in recruiting</text:p>
      <text:p text:style-name="P2">Chosen as Sailor of the Quarter, January to March 2010</text:p>
      <text:p text:style-name="P2">Once again, I dropped into Appalachia for Delta Selection. In 2006, after I</text:p>
      <text:p text:style-name="P2">smoked the eighteen-mile road ruck on our first real day of work, I heard</text:p>
      <text:p text:style-name="P2">some well-intentioned blowback from some of the other guys who were</text:p>
      <text:p text:style-name="P2">tapped into the rumor mill. In Delta Selection everything is a secret. Yes,</text:p>
      <text:p text:style-name="P2">there are clear tasks and training but nobody tells you how long the tasks are</text:p>
      <text:p text:style-name="P2">or will be (even the eighteen-mile ruck was a best estimate based on my own</text:p>
      <text:p text:style-name="P2">navigation), and only the cadres know how they evaluate their candidates.</text:p>
      <text:p text:style-name="P2">According to the rumor mill, they use that first ruck as a baseline to calculate</text:p>
      <text:p text:style-name="P2">how long each navigation task should take. Meaning if you go hard you’ll</text:p>
      <text:p text:style-name="P2">eat away at your own margin for error. This time, I had that intel going in,</text:p>
      <text:p text:style-name="P2">and I could have played it safe and taken my time, but I wasn’t about to go</text:p>
      <text:p text:style-name="P2"><text:soft-page-break/>out among those great men and give a half-assed effort. I went out even</text:p>
      <text:p text:style-name="P2">harder so I could make sure they saw my very best, and I broke my own</text:p>
      <text:p text:style-name="P2">course record (according to that reliable rumor mill) by nine minutes.</text:p>
      <text:p text:style-name="P2">Rather than hear it from me, I reached out to one of the guys who was in</text:p>
      <text:p text:style-name="P2">Delta Selection with me, and below is his first-hand account of how that</text:p>
      <text:p text:style-name="P2">ruck went down:</text:p>
      <text:p text:style-name="P2">Before I can talk about the road march, I have to give a little bit of</text:p>
      <text:p text:style-name="P2">context in the days leading up to it. Showing up to Selection you have no</text:p>
      <text:p text:style-name="P2">idea what to expect, everyone hears stories but you do not have a</text:p>
      <text:p text:style-name="P2">complete grasp of what you are about to go through…I remember</text:p>
      <text:p text:style-name="P2">arriving at an airport waiting for a bus and everyone was hanging out</text:p>
      <text:p text:style-name="P2">bullshitting. For many people it is a reunion of friends that you haven’t</text:p>
      <text:p text:style-name="P2">seen in years. This is also where you start sizing everyone up. I</text:p>
      <text:p text:style-name="P2">remember a majority of the people talking or relaxing, there was one</text:p>
      <text:p text:style-name="P2">person who was sitting on his bag, looking intense. That person I would</text:p>
      <text:p text:style-name="P2">later find out was David Goggins, you could tell right from the start he</text:p>
      <text:p text:style-name="P2">would be one of the guys at the end. Being a runner, I recognized him,</text:p>
      <text:p text:style-name="P2">but didn’t really put it all together until after the first few days.</text:p>
      <text:p text:style-name="P2">There are several events that you know you have to do just to start the</text:p>
      <text:p text:style-name="P2">course; one of those is the road march. Without getting into specific</text:p>
      <text:p text:style-name="P2">distances, I knew it was going to be fairly far but was comfortable with</text:p>
      <text:p text:style-name="P2">running a majority of it. Coming into Selection, I had been in Special</text:p>
      <text:p text:style-name="P2">Forces for a majority of my career and it was rare when someone</text:p>
      <text:p text:style-name="P2">finished before me in a road march. I was comfortable with a ruck on my</text:p>
      <text:p text:style-name="P2">back. When we started it was a little cold and very dark, and as we took</text:p>
      <text:p text:style-name="P2">off I was where I was most comfortable, out front. Within the first</text:p>
      <text:p text:style-name="P2">quarter mile a guy blew by me, I thought to myself, “No way he could</text:p>
      <text:p text:style-name="P2">keep that pace.” But I could see the light on his headlamp continue to</text:p>
      <text:p text:style-name="P2">pull away; I figured I would see him in a few miles after the course</text:p>
      <text:p text:style-name="P2">crushed him.</text:p>
      <text:p text:style-name="P2">This particular road march course has a reputation of being brutal; there</text:p>
      <text:p text:style-name="P2">was one hill that as I was going up I could almost reach out in front of</text:p>
      <text:p text:style-name="P2">me and touch the ground, it was that steep. At this point, there was only</text:p>
      <text:p text:style-name="P2">one guy in front of me and I saw footprints that were twice as long as my</text:p>
      <text:p text:style-name="P2">stride length. I was in awe, my exact thought was, “This is the craziest</text:p>
      <text:p text:style-name="P2">shit I have seen; that dude ran up this hill.” Throughout the next couple</text:p>
      <text:p text:style-name="P2">of hours, I was expecting to come around a corner and find him laid up</text:p>
      <text:p text:style-name="P2">on the side of the road, but that never happened. Once finished, I was</text:p>
      <text:p text:style-name="P2">laying out my gear and I saw David hanging out. He had been done for</text:p>
      <text:p text:style-name="P2">quite a while. Though Selection is an individual event, he was the first to</text:p>
      <text:p text:style-name="P2">give a high five and say, “Nice work.”</text:p>
      <text:p text:style-name="P2">—T, in an email dated 06/25/2018</text:p>
      <text:p text:style-name="P2">That performance left an impression beyond the guys in my Selection class.</text:p>
      <text:p text:style-name="P2">I heard recently from Hawk, another SEAL, that some Army guys he worked</text:p>
      <text:p text:style-name="P2">with on deployment were still talking about that ruck, almost like it is an</text:p>
      <text:p text:style-name="P2">urban legend. From there I continued to smash through Delta Selection at or</text:p>
      <text:p text:style-name="P2">near the top of the class. My land navigation skills were better than they’d</text:p>
      <text:p text:style-name="P2">ever been, but that doesn’t mean it was easy. Roads were off limits, there</text:p>
      <text:p text:style-name="P2">was no flat ground, and for days we bushwhacked up and down steep slopes,</text:p>
      <text:p text:style-name="P2"><text:soft-page-break/>in below-freezing temperatures, taking waypoints, reading maps, and the</text:p>
      <text:p text:style-name="P2">countless peaks, ridges, and draws that all looked the same. We moved</text:p>
      <text:p text:style-name="P2">through thick brush and deep snow banks, splashed through icy creeks, and</text:p>
      <text:p text:style-name="P2">slalomed the winter skeletons of towering trees. It was painful, challenging,</text:p>
      <text:p text:style-name="P2">and fucking beautiful, and I was smoking it, mashing every test they could</text:p>
      <text:p text:style-name="P2">conjure.</text:p>
      <text:p text:style-name="P2">On the second to last day of Delta Selection, I hit my first four points as fast</text:p>
      <text:p text:style-name="P2">as usual. Most days there were five waypoints to hit in total, so when I got</text:p>
      <text:p text:style-name="P2">my fifth I was beyond confident. In my mind, I was the black Daniel Boone.</text:p>
      <text:p text:style-name="P2">I plotted my point and moseyed down another steep grade. One way to</text:p>
      <text:p text:style-name="P2">navigate foreign terrain is to track power lines, and I could see that one of</text:p>
      <text:p text:style-name="P2">those lines in the distance led directly to my fifth, and final point. I hustled</text:p>
      <text:p text:style-name="P2">down country, tracked the line, turned my conscious mind off, and started</text:p>
      <text:p text:style-name="P2">dreaming ahead. I knew I was going to rock the final exam—that forty-mile</text:p>
      <text:p text:style-name="P2">land navigation I didn’t even get to attempt last time because I busted my</text:p>
      <text:p text:style-name="P2">ankle two days before. I considered my graduation a foregone conclusion,</text:p>
      <text:p text:style-name="P2">and after that I’d be running and gunning in an elite unit again. As I</text:p>
      <text:p text:style-name="P2">visualized it, it became all the more real, and my imagination took me far</text:p>
      <text:p text:style-name="P2">away from the Appalachian Mountains.</text:p>
      <text:p text:style-name="P2">The thing about following the power supply is you’d better make damn sure</text:p>
      <text:p text:style-name="P2">you’re on the right line! According to my training, I was supposed to be</text:p>
      <text:p text:style-name="P2">constantly checking my map, so if I made a misstep I could re-adjust and</text:p>
      <text:p text:style-name="P2">head in the right direction without losing too much time, but I was so</text:p>
      <text:p text:style-name="P2">overconfident I forgot to do that, and I didn’t chart backstops either. By the</text:p>
      <text:p text:style-name="P2">time I woke from fantasy land, I was way off course and almost out of</text:p>
      <text:p text:style-name="P2">bounds!</text:p>
      <text:p text:style-name="P2">I went into panic mode, found my location on the map, humped it to the</text:p>
      <text:p text:style-name="P2">right power line, sprinted to the top of the mountain and kept running all the</text:p>
      <text:p text:style-name="P2">way to my fifth point. I still had ninety minutes until drop-dead time but</text:p>
      <text:p text:style-name="P2">when I got close to the next Humvee I saw another guy heading back toward</text:p>
      <text:p text:style-name="P2">me!</text:p>
      <text:p text:style-name="P2">“Where you headed,” I asked as I jogged over.</text:p>
      <text:p text:style-name="P2">“I’m off to my sixth point,” he said.</text:p>
      <text:p text:style-name="P2">“Shit, there’s not five points today?!”</text:p>
      <text:p text:style-name="P2">“Nah, there’s six today, brother.”</text:p>
      <text:p text:style-name="P2">I checked my watch. I had a little over forty minutes before they called time.</text:p>
      <text:p text:style-name="P2">I reached the Humvee, took down the coordinates for checkpoint six and</text:p>
      <text:p text:style-name="P2">studied the map. Thanks to my fuck up, I had two clear options. I could play</text:p>
      <text:p text:style-name="P2">by the rules and miss drop-dead time or I could break the rules, use the roads</text:p>
      <text:p text:style-name="P2">at my disposal, and give myself a chance. The one thing on my side was that</text:p>
      <text:p text:style-name="P2">in special operations they prize a thinking shooter, a soldier willing to do</text:p>
      <text:p text:style-name="P2">what it takes to meet an objective. All I could do was hope they’d have</text:p>
      <text:p text:style-name="P2">mercy on me. I plotted the best possible route and took the fuck off. I skirted</text:p>
      <text:p text:style-name="P2">the woods, used the roads, and whenever I heard a truck rumbling in the near</text:p>
      <text:p text:style-name="P2">distance, I took cover. A half hour later, at the crest of yet another mountain,</text:p>
      <text:p text:style-name="P2">I could see the sixth point, our finish line. According to my watch, I had five</text:p>
      <text:p text:style-name="P2">minutes left.</text:p>
      <text:p text:style-name="P2">I flew downhill, sprinting all out, and made drop-dead by one minute. As I</text:p>
      <text:p text:style-name="P2">caught my breath, our crew was divided and loaded into the covered beds of</text:p>
      <text:p text:style-name="P2"><text:soft-page-break/>two separate Humvees. At first glance, my group of guys looked pretty</text:p>
      <text:p text:style-name="P2">squared away, but given when and where I received my sixth point, every</text:p>
      <text:p text:style-name="P2">cadre in the place had to know I’d skirted protocol. I didn’t know what to</text:p>
      <text:p text:style-name="P2">think. Was I still in or assed out?</text:p>
      <text:p text:style-name="P2">At Delta Selection, one way to be sure you’re out is if you feel speed bumps</text:p>
      <text:p text:style-name="P2">after a day’s work. Speed bumps mean you’re back at the base, and you’re</text:p>
      <text:p text:style-name="P2">heading home early. That day, when we felt the first one jar us out of our</text:p>
      <text:p text:style-name="P2">hopes and dreams, some guys started cursing, others had tears in their eyes. I</text:p>
      <text:p text:style-name="P2">just shook my head.</text:p>
      <text:p text:style-name="P2">“Goggins, what the fuck are you doing here?” One guy asked. He was</text:p>
      <text:p text:style-name="P2">shocked to see me sitting alongside him, but I was resigned to my reality</text:p>
      <text:p text:style-name="P2">because I’d been daydreaming about graduating Delta training and being a</text:p>
      <text:p text:style-name="P2">part of the force when I hadn’t even finished Selection!</text:p>
      <text:p text:style-name="P2">“I didn’t do what they told me to do,” I said. “I fucking deserve to go home.”</text:p>
      <text:p text:style-name="P2">“Bullshit! You are one of the best guys out here. They’re making a huge</text:p>
      <text:p text:style-name="P2">mistake.”</text:p>
      <text:p text:style-name="P2">I appreciated his outrage. I expected to make it too, but I couldn’t be upset</text:p>
      <text:p text:style-name="P2">by their decision. Delta brass weren’t looking for men who could pass a</text:p>
      <text:p text:style-name="P2">class with a C, B+, or even an A- effort. They only accepted A+ students,</text:p>
      <text:p text:style-name="P2">and if you fucked up and delivered a performance that was below your</text:p>
      <text:p text:style-name="P2">capability they sent you packing. Shit, if you daydream for a split second on</text:p>
      <text:p text:style-name="P2">the battlefield, that could mean your life and the life of one of your brothers.</text:p>
      <text:p text:style-name="P2">I understood that.</text:p>
      <text:p text:style-name="P2">“No. It was my mistake,” I said. “I got this far by staying focused and</text:p>
      <text:p text:style-name="P2">delivering my best, and I’m going home because I lost focus.”</text:p>
      <text:p text:style-name="P2">* * *</text:p>
      <text:p text:style-name="P2">It was time to go back to being a SEAL. For the next two years I based in</text:p>
      <text:p text:style-name="P2">Honolulu as part of a clandestine transport unit called SDV, for SEAL</text:p>
      <text:p text:style-name="P2">Delivery Vehicles. Operation Red Wings is the best known SDV mission,</text:p>
      <text:p text:style-name="P2">and you only heard about it because it was such big news. Most SDV work</text:p>
      <text:p text:style-name="P2">happens in the shadows, and well out of sight. I fit in well over there, and it</text:p>
      <text:p text:style-name="P2">was great to be back operating again. I lived on Ford Island, with a view of</text:p>
      <text:p text:style-name="P2">Pearl Harbor right out my living room window. Kate and I had split up, so</text:p>
      <text:p text:style-name="P2">now I was really living that Spartan life, and still waking up at 5 a.m. to run</text:p>
      <text:p text:style-name="P2">into work. I had two routes, an eight-miler and a ten-miler, but no matter</text:p>
      <text:p text:style-name="P2">which I took my body didn’t react too well. After only a few miles, I’d feel</text:p>
      <text:p text:style-name="P2">intense neck pain and dizzy spells. There were several times during my runs</text:p>
      <text:p text:style-name="P2">that I would have to sit down due to vertigo.</text:p>
      <text:p text:style-name="P2">For years I’d harbored a suspicion that we all had a limit on the miles we</text:p>
      <text:p text:style-name="P2">could run before a full-body breakdown, and I wondered if I was closing in</text:p>
      <text:p text:style-name="P2">on mine. My body had never felt so tight. I had a knot on the base of my</text:p>
      <text:p text:style-name="P2">skull that I first noticed after graduating BUD/S. A decade later it had</text:p>
      <text:p text:style-name="P2">doubled in size. I had knots above my hip flexors too. I went to the doctor to</text:p>
      <text:p text:style-name="P2">get everything checked out, but they weren’t even tumors, much less</text:p>
      <text:p text:style-name="P2">malignant. When the doctors cleared me of mortal danger, I realized I’d have</text:p>
      <text:p text:style-name="P2">to live with them and try to forget about long-distance running for a while.</text:p>
      <text:p text:style-name="P2">When an activity or exercise that you’ve always relied on gets taken away</text:p>
      <text:p text:style-name="P2">from you, like running was for me, it’s easy to get stuck in a mental rut and</text:p>
      <text:p text:style-name="P2">stop doing any exercise at all, but I didn’t have a quitter’s mentality. I</text:p>
      <text:p text:style-name="P2"><text:soft-page-break/>gravitated toward the pull-up bar and replicated the workouts I used to do</text:p>
      <text:p text:style-name="P2">with Sledge. It was an exercise that allowed me to push myself and didn’t</text:p>
      <text:p text:style-name="P2">make me dizzy because I could take a break between sets. After a while I</text:p>
      <text:p text:style-name="P2">Googled around to see if there was a pull-up record within reach. That’s</text:p>
      <text:p text:style-name="P2">when I read about Stephen Hyland’s many pull-up records, including the</text:p>
      <text:p text:style-name="P2">twenty-four-hour record of 4,020.</text:p>
      <text:p text:style-name="P2">At the time I was known as an ultra runner, and I didn’t want to be known</text:p>
      <text:p text:style-name="P2">for just one thing. Who does? Nobody thought of me as an all-around</text:p>
      <text:p text:style-name="P2">athlete, and this record could change that dynamic. How many people are</text:p>
      <text:p text:style-name="P2">capable of running 100, 150, even 200 miles and also knocking out over</text:p>
      <text:p text:style-name="P2">4,000 pull-ups in a day? I called the Special Operations Warrior Foundation</text:p>
      <text:p text:style-name="P2">and asked if I could help raise a bit more money. They were thrilled, and</text:p>
      <text:p text:style-name="P2">next thing I knew, a contact of mine used her networking skills to book me</text:p>
      <text:p text:style-name="P2">on the damn Today Show.</text:p>
      <text:p text:style-name="P2">To prepare for the attempt I did 400 pull-ups a day during the week, which</text:p>
      <text:p text:style-name="P2">took me about seventy minutes. On Saturday I did 1,500 pull-ups, in sets of</text:p>
      <text:p text:style-name="P2">five to ten reps over three hours, and on Sunday I dialed it back to 750. All</text:p>
      <text:p text:style-name="P2">that work strengthened my lats, triceps, biceps, and back, prepared my</text:p>
      <text:p text:style-name="P2">shoulder and elbow joints to take extreme punishment, helped me develop a</text:p>
      <text:p text:style-name="P2">powerful gorilla-type grip, and built up my lactic acid tolerance so my</text:p>
      <text:p text:style-name="P2">muscles could still function long after they were overworked. As game day</text:p>
      <text:p text:style-name="P2">approached, I shortened recovery and started doing five pull-ups every thirty</text:p>
      <text:p text:style-name="P2">seconds for two hours. Afterward my arms fell to my side, limp as</text:p>
      <text:p text:style-name="P2">overstretched rubber bands.</text:p>
      <text:p text:style-name="P2">On the eve of my record attempt, my mom and uncle flew into New York</text:p>
      <text:p text:style-name="P2">City to help crew me, and we were all systems go until the SEALs nearly</text:p>
      <text:p text:style-name="P2">killed my Today Show appearance at the last minute. No Easy Day, a firsthand account of the Osama Bin Laden raid, had just come out. It was written</text:p>
      <text:p text:style-name="P2">by one of the operators in the DEVGRU unit that got it done, and Naval</text:p>
      <text:p text:style-name="P2">Special Warfare brass were not happy. Special Operators are not supposed to</text:p>
      <text:p text:style-name="P2">share details of the work we do in the field with the general public, and lots</text:p>
      <text:p text:style-name="P2">of people in the Teams resented that book. I was given a direct order to pull</text:p>
      <text:p text:style-name="P2">out of the appearance, which didn’t make any sense. I wasn’t going on</text:p>
      <text:p text:style-name="P2">camera to talk about operations, and I wasn’t on a mission to self-promote. I</text:p>
      <text:p text:style-name="P2">wanted to raise one million dollars for families of the fallen, and The Today</text:p>
      <text:p text:style-name="P2">Show was the biggest morning show on television.</text:p>
      <text:p text:style-name="P2">I’d served in the military for nearly twenty years by that point, without a</text:p>
      <text:p text:style-name="P2">single infraction on my record, and for the previous four years the Navy had</text:p>
      <text:p text:style-name="P2">used me as their poster boy. They put me on billboards, I was interviewed on</text:p>
      <text:p text:style-name="P2">CNN, and I’d jumped out of an airplane on NBC. They placed me in dozens</text:p>
      <text:p text:style-name="P2">of magazine and newspaper stories, which helped their recruitment mission.</text:p>
      <text:p text:style-name="P2">Now they were trying to stifle me for no good reason. Hell, if anybody knew</text:p>
      <text:p text:style-name="P2">the regulations of what I could and could not say it was me. In the nick of</text:p>
      <text:p text:style-name="P2">time, the Navy’s legal department cleared me to proceed.</text:p>
      <text:p text:style-name="P2">Billboard during my recruiting days</text:p>
      <text:p text:style-name="P2">My interview was brief. I told a CliffsNotes version of my life story and</text:p>
      <text:p text:style-name="P2">mentioned I’d be on a liquid diet, drinking a carbohydrate-loaded sports</text:p>
      <text:p text:style-name="P2">drink as my only nutrition until the record was broken.</text:p>
      <text:p text:style-name="P2">“What should we cook for you tomorrow once it’s all over?” Savannah</text:p>
      <text:p text:style-name="P2"><text:soft-page-break/>Guthrie replied. I laughed and played along, agreeable as hell, but don’t get</text:p>
      <text:p text:style-name="P2">it twisted, I was way out of my comfort zone. I was about to go to war with</text:p>
      <text:p text:style-name="P2">myself, but I didn’t look like it or act like it. As the clock wound down I</text:p>
      <text:p text:style-name="P2">took my shirt off and was wearing only a pair of lightweight, black running</text:p>
      <text:p text:style-name="P2">shorts and running shoes.</text:p>
      <text:p text:style-name="P2">“Wow, it’s like looking at myself in a mirror,” Lauer joked, gesturing toward</text:p>
      <text:p text:style-name="P2">me.</text:p>
      <text:p text:style-name="P2">“This segment just got even more interesting,” said Savannah. “All right</text:p>
      <text:p text:style-name="P2">David, best of luck to you. We will be watching.”</text:p>
      <text:p text:style-name="P2">Someone hit play on Going the Distance, the Rocky theme song, and I</text:p>
      <text:p text:style-name="P2">stepped to the pull-up bar. It was painted matte black, wrapped with white</text:p>
      <text:p text:style-name="P2">tape, and stenciled with the phrase, SHOW NO WEAKNESS in white</text:p>
      <text:p text:style-name="P2">lettering. I got the last word in as I strapped on my gray gloves.</text:p>
      <text:p text:style-name="P2">“Please donate to specialops.org,” I said. “We’re trying to raise a million</text:p>
      <text:p text:style-name="P2">dollars.”</text:p>
      <text:p text:style-name="P2">“Alright, are you ready?” Lauer asked. “Three…two…one…David, go!”</text:p>
      <text:p text:style-name="P2">With that, the clock started and I rocked a set of eight pull-ups. The rules</text:p>
      <text:p text:style-name="P2">laid down by the Guinness Book of World Records were clear. I had to start</text:p>
      <text:p text:style-name="P2">each pull-up from a dead hang with arms fully extended, and my chin had to</text:p>
      <text:p text:style-name="P2">exceed the bar.</text:p>
      <text:p text:style-name="P2">“So it begins,” Savannah said.</text:p>
      <text:p text:style-name="P2">I smiled for the camera and looked relaxed, but even those first pull-ups</text:p>
      <text:p text:style-name="P2">didn’t feel right. Part of it was situational. I was a lone fish in a glass box</text:p>
      <text:p text:style-name="P2">aquarium that attracted sunshine and reflected a bank of hot show lights. The</text:p>
      <text:p text:style-name="P2">other half was technical. From the very first pull-up I noticed that the bar</text:p>
      <text:p text:style-name="P2">had a lot more give than I was used to. I didn’t have my usual power and</text:p>
      <text:p text:style-name="P2">anticipated a long fucking day. At first, I blocked that shit out. Had to. A</text:p>
      <text:p text:style-name="P2">looser bar just meant a stronger effort and gave me another opportunity to be</text:p>
      <text:p text:style-name="P2">uncommon.</text:p>
      <text:p text:style-name="P2">Throughout the day people passed by on the street below, waved, and</text:p>
      <text:p text:style-name="P2">cheered. I waved back, kept to my plan, and rocked six pull-ups on the</text:p>
      <text:p text:style-name="P2">minute, every damn minute, but it wasn’t easy because of that rickety bar.</text:p>
      <text:p text:style-name="P2">My force was getting dissipated, and after hundreds of pull-ups, dissipation</text:p>
      <text:p text:style-name="P2">took its toll. Each subsequent pull-up required a monumental effort, a</text:p>
      <text:p text:style-name="P2">stronger grip, and at the 1,500 mark my forearms hurt like hell. My massage</text:p>
      <text:p text:style-name="P2">therapist rubbed them down between sets, but they bulged with lactic acid</text:p>
      <text:p text:style-name="P2">which seeped into every muscle in my upper body.</text:p>
      <text:p text:style-name="P2">After more than six long hours, and with 2,000 pull-ups in the bank, I took</text:p>
      <text:p text:style-name="P2">my first ten-minute break. I was well ahead of my twenty-four-hour pace,</text:p>
      <text:p text:style-name="P2">and the sun angled lower on the horizon, which reduced the mercury in the</text:p>
      <text:p text:style-name="P2">room to manageable. It was late enough that the whole studio was shut</text:p>
      <text:p text:style-name="P2">down. It was just me, a few friends, a massage therapist, and my mother.</text:p>
      <text:p text:style-name="P2">Today Show cameras were set up and rolling to clock me and make sure I</text:p>
      <text:p text:style-name="P2">kept to regulations. I had more than 2,000 pull-ups still to go, and for the</text:p>
      <text:p text:style-name="P2">first time that day, doubt carved out a home in my brain.</text:p>
      <text:p text:style-name="P2">I didn’t vocalize my negativity, and I tried to reset my mind for the second</text:p>
      <text:p text:style-name="P2">half push, but the truth was my whole plan had gone to hell. My</text:p>
      <text:p text:style-name="P2">carbohydrate drink wasn’t giving me the power I needed, and I didn’t have a</text:p>
      <text:p text:style-name="P2">Plan B, so I ordered and downed a cheeseburger. It felt good to have some</text:p>
      <text:p text:style-name="P2"><text:soft-page-break/>real food. Meanwhile, my team tried to stabilize the bar by tying it to the</text:p>
      <text:p text:style-name="P2">pipes in the rafters, but instead of recharging my system like I’d hoped, the</text:p>
      <text:p text:style-name="P2">long break had an adverse effect.</text:p>
      <text:p text:style-name="P2">During first pull-up record attempt</text:p>
      <text:p text:style-name="P2">My body was shutting down, while my mind swirled with panic because I’d</text:p>
      <text:p text:style-name="P2">made a pledge and staked my name on a quest to raise money and break a</text:p>
      <text:p text:style-name="P2">record, and I already knew that there was no way on this earth I was gonna</text:p>
      <text:p text:style-name="P2">be able to get it done. It took me five hours to do another 500 pull-ups—</text:p>
      <text:p text:style-name="P2">that’s an average of under two pull-ups per minute. I was verging on total</text:p>
      <text:p text:style-name="P2">muscle failure after doing only 1,000 more pull-ups than I would rock in</text:p>
      <text:p text:style-name="P2">three hours at the gym on a typical Saturday with no ill effects. How was</text:p>
      <text:p text:style-name="P2">that possible?</text:p>
      <text:p text:style-name="P2">I tried to bull my way through, but tension and lactic acid had overwhelmed</text:p>
      <text:p text:style-name="P2">my system and my upper body was a lump of dough. I had never hit muscle</text:p>
      <text:p text:style-name="P2">failure before in my life. I’d run on broken legs in BUD/S, run nearly a</text:p>
      <text:p text:style-name="P2">hundred miles on broken feet, and accomplished dozens of physical feats</text:p>
      <text:p text:style-name="P2">with a hole in my heart. But late at night, on the second floor of the NBC</text:p>
      <text:p text:style-name="P2">tower, I pulled the plug. After my 2,500th pull-up, I could barely lift my</text:p>
      <text:p text:style-name="P2">hands high enough to grip the bar, let alone clear it with my chin, and just</text:p>
      <text:p text:style-name="P2">like that, it was over. There would be no celebratory breakfast with</text:p>
      <text:p text:style-name="P2">Savannah and Matt. There would be no celebration at all. I failed, and I’d</text:p>
      <text:p text:style-name="P2">failed in front of millions of people.</text:p>
      <text:p text:style-name="P2">So did I hang my head in shame and misery? Fuck no! To me a failure is just</text:p>
      <text:p text:style-name="P2">a stepping stone to future success. The next morning, my phone was blowing</text:p>
      <text:p text:style-name="P2">up so I left it in my hotel room and went for a run in Central Park. I needed</text:p>
      <text:p text:style-name="P2">zero distractions and time enough to go back through what I’d done well and</text:p>
      <text:p text:style-name="P2">where I’d fallen short. In the military, after every real-world mission or field</text:p>
      <text:p text:style-name="P2">exercise, we fill out After Action Reports (AARs), which serve as live</text:p>
      <text:p text:style-name="P2">autopsies. We do them no matter the outcome, and if you’re analyzing a</text:p>
      <text:p text:style-name="P2">failure like I was, the AAR is absolutely crucial. Because when you’re</text:p>
      <text:p text:style-name="P2">headed into uncharted territory there are no books to study, no YouTube</text:p>
      <text:p text:style-name="P2">instructional videos to watch. All I had to read were my mistakes, and I</text:p>
      <text:p text:style-name="P2">considered all variables.</text:p>
      <text:p text:style-name="P2">First of all, I should never have gone on that show. My motivation was solid.</text:p>
      <text:p text:style-name="P2">It was a good idea to try to increase awareness and raise money for the</text:p>
      <text:p text:style-name="P2">foundation, and while I required exposure to raise the amount I’d hoped, by</text:p>
      <text:p text:style-name="P2">thinking of money first (always a bad idea) I wasn’t focused on the task at</text:p>
      <text:p text:style-name="P2">hand. To break this record, I needed an optimal environment, and that</text:p>
      <text:p text:style-name="P2">realization blasted me like a surprise attack. I didn’t respect the record</text:p>
      <text:p text:style-name="P2">enough going in. I thought I could have broken it on a rusty bar bolted to the</text:p>
      <text:p text:style-name="P2">back of a pick-up truck with loose shocks, so even though I tested the bar</text:p>
      <text:p text:style-name="P2">twice before game day, it never bothered me enough to make a change, and</text:p>
      <text:p text:style-name="P2">my lack of focus and attention to detail cost me a shot at immortality. There</text:p>
      <text:p text:style-name="P2">were also way too many bubbly looky-loos buzzing in and out of the room,</text:p>
      <text:p text:style-name="P2">asking for pictures between sets. This was the beginning of the selfie era,</text:p>
      <text:p text:style-name="P2">and that sickness most definitely invaded my motherfucking safe space.</text:p>
      <text:p text:style-name="P2">Obviously, my break was too long. I figured massage would counteract the</text:p>
      <text:p text:style-name="P2">swelling and lactic acid build-up, but I was wrong about that too, and I</text:p>
      <text:p text:style-name="P2">should have taken more salt tablets to prevent cramping. Before my attempt,</text:p>
      <text:p text:style-name="P2"><text:soft-page-break/>haters found me online and predicted my failure, but I ignored them and</text:p>
      <text:p text:style-name="P2">didn’t fully absorb the hard truths couched in their negativity. I thought, as</text:p>
      <text:p text:style-name="P2">long as I trained hard, the record would be mine, and as a result, I wasn’t as</text:p>
      <text:p text:style-name="P2">well-prepared as I should have been.</text:p>
      <text:p text:style-name="P2">You can’t prepare for unknown factors, but if you have a better pre-game</text:p>
      <text:p text:style-name="P2">focus, you will likely only have to deal with one or two rather than ten. In</text:p>
      <text:p text:style-name="P2">New York, too many bubbled up, and unknown factors usually blaze a wake</text:p>
      <text:p text:style-name="P2">of doubt. Afterward, I was eye to eye with my haters and acknowledged that</text:p>
      <text:p text:style-name="P2">my margin for error was small. I weighed 210 pounds, much heavier than</text:p>
      <text:p text:style-name="P2">anyone else who had ever tried to break that record, and my probability of</text:p>
      <text:p text:style-name="P2">failure was high.</text:p>
      <text:p text:style-name="P2">I didn’t touch a pull-up bar for two weeks, but once back in Honolulu I</text:p>
      <text:p text:style-name="P2">hammered sets at my home gym and noticed the difference in the bar right</text:p>
      <text:p text:style-name="P2">way. Still, I had to resist the temptation to blame everything on that loose bar</text:p>
      <text:p text:style-name="P2">because odds were that a firmer one wouldn’t translate into an extra 1,521</text:p>
      <text:p text:style-name="P2">pull-ups. I researched gymnast chalk, gloves, and taping systems. I sampled</text:p>
      <text:p text:style-name="P2">and experimented. This time I wanted a fan set below the bar to cool me</text:p>
      <text:p text:style-name="P2">down between sets, and I switched up my nutrition. Instead of running off</text:p>
      <text:p text:style-name="P2">pure carbs I added in some protein and bananas to prevent cramping. When</text:p>
      <text:p text:style-name="P2">it came time to choose a location to attempt the record, I knew I needed to</text:p>
      <text:p text:style-name="P2">get back to who I am at my core. That meant losing the glitz and setting up</text:p>
      <text:p text:style-name="P2">shop in a dungeon. And on a trip to Nashville, I found just the place, a</text:p>
      <text:p text:style-name="P2">Crossfit gym a mile from my mother’s house, owned by a former marine</text:p>
      <text:p text:style-name="P2">named Nandor Tamaska.</text:p>
      <text:p text:style-name="P2">After emailing a couple of times, I ran over to Crossfit Brentwood Hills to</text:p>
      <text:p text:style-name="P2">meet him. It was set in a strip mall, a few doors down from a Target, and</text:p>
      <text:p text:style-name="P2">there was nothing fancy about the place. It had black mat floors, buckets of</text:p>
      <text:p text:style-name="P2">chalk, racks of iron, and lots of hard motherfuckers doing work. When I</text:p>
      <text:p text:style-name="P2">walked in, the first thing I did was grab the pull-up bar and shake it. It was</text:p>
      <text:p text:style-name="P2">bolted into the ground just like I’d hoped. Even a little sway in the bar would</text:p>
      <text:p text:style-name="P2">require me to adjust my grip mid-set, and when your goal is 4,021 pull-ups,</text:p>
      <text:p text:style-name="P2">all minuscule movements accumulate into a reservoir of wasted energy,</text:p>
      <text:p text:style-name="P2">which takes a toll.</text:p>
      <text:p text:style-name="P2">“This is exactly what I need,” I said, gripping the bar.</text:p>
      <text:p text:style-name="P2">“Yeah,” Nandor said. “They have to be sturdy to double as our squat racks.”</text:p>
      <text:p text:style-name="P2">In addition to its strength and stability, it was the right height. I didn’t want a</text:p>
      <text:p text:style-name="P2">short bar, because bending your legs can cause cramping in the hamstrings. I</text:p>
      <text:p text:style-name="P2">needed it high enough that I could grab it when standing on my toes.</text:p>
      <text:p text:style-name="P2">I could tell right away that Nandor was a perfect co-conspirator for this</text:p>
      <text:p text:style-name="P2">mission. He had been an enlisted man, got into Crossfit, and moved to</text:p>
      <text:p text:style-name="P2">Nashville from Atlanta with his wife and family to open his first gym. Not</text:p>
      <text:p text:style-name="P2">many people are willing to open their doors and let a stranger take over their</text:p>
      <text:p text:style-name="P2">gym, but Nandor was down with the Warrior Foundation cause.</text:p>
      <text:p text:style-name="P2">My second attempt was scheduled for November, and for five straight weeks</text:p>
      <text:p text:style-name="P2">I did 500-1,300 pull-ups a day at my home gym in Hawaii. During my last</text:p>
      <text:p text:style-name="P2">island session, I did 2,000 pull-ups in five hours, then caught a flight to</text:p>
      <text:p text:style-name="P2">Nashville, arriving six days before my attempt.</text:p>
      <text:p text:style-name="P2">Nandor rallied members of his gym to act as witnesses and my support crew.</text:p>
      <text:p text:style-name="P2">He took care of the playlist, sourced the chalk, and set up a break room in</text:p>
      <text:p text:style-name="P2"><text:soft-page-break/>back in case I needed it. He also put out a press release. I trained at his gym</text:p>
      <text:p text:style-name="P2">in the run-up to game day, and a local news channel came by to file a report.</text:p>
      <text:p text:style-name="P2">The local newspaper did a story too. It was small scale, but Nashville was</text:p>
      <text:p text:style-name="P2">growing curious, especially the Crossfit junkies. Several showed up to</text:p>
      <text:p text:style-name="P2">absorb the scene. I spoke with Nandor recently, and I liked how he put it.</text:p>
      <text:p text:style-name="P2">“People have been running for decades, and running long distances, but</text:p>
      <text:p text:style-name="P2">4,000 pull-ups, the human body isn’t designed to do that. So to get a chance</text:p>
      <text:p text:style-name="P2">to witness something like that was pretty neat.”</text:p>
      <text:p text:style-name="P2">I rested the full day before the attempt and when I showed up to the gym I</text:p>
      <text:p text:style-name="P2">felt strong and prepared for the minefield ahead. Nandor and my mom</text:p>
      <text:p text:style-name="P2">collaborated to have everything dialed in. There was a sleek digital timer on</text:p>
      <text:p text:style-name="P2">the wall which also tracked my count, plus they had two battery-powered</text:p>
      <text:p text:style-name="P2">wall clocks running as back ups. There was a Guinness Book of World</text:p>
      <text:p text:style-name="P2">Records banner hanging over the bar, and a video crew because every rep</text:p>
      <text:p text:style-name="P2">had to be recorded for potential review. My tape was right. My gloves</text:p>
      <text:p text:style-name="P2">perfect. The bar was bolted solid, and when I started out, my performance</text:p>
      <text:p text:style-name="P2">was explosive.</text:p>
      <text:p text:style-name="P2">The numbers remained the same. I was gunning for six pull-ups every</text:p>
      <text:p text:style-name="P2">minute, on the minute, and during the first ten sets I rose up chest high. Then</text:p>
      <text:p text:style-name="P2">I remembered my game plan to minimize needless movement and wasted</text:p>
      <text:p text:style-name="P2">energy. On my initial attempt I felt pressure to get my chin well over the bar,</text:p>
      <text:p text:style-name="P2">but while all that extra space made for a good show, it did not and would not</text:p>
      <text:p text:style-name="P2">help me get the damn record. This time I told myself to barely clear the bar</text:p>
      <text:p text:style-name="P2">with my chin, and not to use my arms and hands for anything other than</text:p>
      <text:p text:style-name="P2">pull-ups. Instead of reaching down for my water bottle like I had in New</text:p>
      <text:p text:style-name="P2">York, I set it on a stack of wooden boxes (the kind used for box jumps), so</text:p>
      <text:p text:style-name="P2">all I had to do was turn and suck my nutrition through a straw. The first sip</text:p>
      <text:p text:style-name="P2">triggered me to dial back my pull-up motion and from then on, I remained</text:p>
      <text:p text:style-name="P2">disciplined as I piled up numbers. I was on my game and confident as hell. I</text:p>
      <text:p text:style-name="P2">wasn’t thinking of just 4,020 pull-ups. I wanted to go the full twenty-four</text:p>
      <text:p text:style-name="P2">hours. If I did that, 5,000 was possible, or even 6,000!</text:p>
      <text:p text:style-name="P2">I remained hyper vigilant, scanning for any physical issues that could crop</text:p>
      <text:p text:style-name="P2">up and derail the attempt. All was smooth until, after almost four hours and</text:p>
      <text:p text:style-name="P2">1,300 pull-ups, my hands started to blister. In between sets my mom hit me</text:p>
      <text:p text:style-name="P2">with Second Skin so I could stay on top of the cuts. This was a new problem</text:p>
      <text:p text:style-name="P2">for me, and I remembered all the doubting comments I’d read on social</text:p>
      <text:p text:style-name="P2">media prior to my attempt. My arms were too long, they said. I weighed too</text:p>
      <text:p text:style-name="P2">much. My form wasn’t ideal, I put too much pressure on my hands. I’d</text:p>
      <text:p text:style-name="P2">disregarded that last comment because during my first attempt I didn’t have</text:p>
      <text:p text:style-name="P2">palm issues, but in the midst of my second I realized it was because the first</text:p>
      <text:p text:style-name="P2">bar had so much give. This time I had more stability and power, but over</text:p>
      <text:p text:style-name="P2">time that hard-ass bar did damage.</text:p>
      <text:p text:style-name="P2">Still, I labored on and after 1,700 pull-ups my forearms started aching, and</text:p>
      <text:p text:style-name="P2">when I bent my arms, my biceps pinched too. I remembered those sensations</text:p>
      <text:p text:style-name="P2">from my first go ’round. It was the beginning of cramps, so between sets I</text:p>
      <text:p text:style-name="P2">downed salt tablets and ate two bananas, and that took care of my muscular</text:p>
      <text:p text:style-name="P2">discomfort. My palms just kept getting worse.</text:p>
      <text:p text:style-name="P2">A hundred and fifty pull-ups later I could feel them splitting down the</text:p>
      <text:p text:style-name="P2">middle beneath my gloves. I knew I should stop and try to fix the problem,</text:p>
      <text:p text:style-name="P2"><text:soft-page-break/>but I also knew that might trigger my body to stiffen up and shut down. I</text:p>
      <text:p text:style-name="P2">was fighting two fires at once and didn’t know where to strike first. I opted</text:p>
      <text:p text:style-name="P2">to stay on the minute by minute pace, and in between experimented with</text:p>
      <text:p text:style-name="P2">different solutions. I wore two pairs of gloves, then three. I resorted to my</text:p>
      <text:p text:style-name="P2">old friend, duct tape. Didn’t help. I couldn’t wrap the bar in pads because</text:p>
      <text:p text:style-name="P2">that was against Guinness rules. All I could do was try anything and</text:p>
      <text:p text:style-name="P2">everything to stay in the fight.</text:p>
      <text:p text:style-name="P2">Ten hours into the attempt, I hit a wall. I was down to three pull-ups a</text:p>
      <text:p text:style-name="P2">minute on the minute. The pain was excruciating and I needed some relief. I</text:p>
      <text:p text:style-name="P2">took my right glove off. Layers of skin came off with it. My palm looked</text:p>
      <text:p text:style-name="P2">like raw hamburger. My mom called a doctor friend, Regina, who lived</text:p>
      <text:p text:style-name="P2">nearby and the two of us went into the back room to wait for her and try to</text:p>
      <text:p text:style-name="P2">salvage my record attempt. When Regina showed up she evaluated the</text:p>
      <text:p text:style-name="P2">situation, pulled out a syringe, loaded it with local anesthetic and dipped the</text:p>
      <text:p text:style-name="P2">needle toward the open wound on my right hand.</text:p>
      <text:p text:style-name="P2">My hand during the second pull-up record attempt</text:p>
      <text:p text:style-name="P2">She looked over. My heart pounded, sweat saturated every inch of my skin. I</text:p>
      <text:p text:style-name="P2">could feel my muscles cooling down and stiffening up, but I nodded, turned</text:p>
      <text:p text:style-name="P2">away, and she sunk that needle in deep. It hurt so fucking bad, but I held my</text:p>
      <text:p text:style-name="P2">primal scream inside. Show no weakness remained my motto, but that didn’t</text:p>
      <text:p text:style-name="P2">mean I felt strong. My mom pulled off my left glove, anticipating the second</text:p>
      <text:p text:style-name="P2">shot, but Regina was busy examining the swelling in my biceps and the</text:p>
      <text:p text:style-name="P2">bulging spasms in my forearms.</text:p>
      <text:p text:style-name="P2">“You look like you’re in rhabdomyolysis, David,” she said. “You shouldn’t</text:p>
      <text:p text:style-name="P2">continue. It’s dangerous.” I had no idea what the fuck she was talking about,</text:p>
      <text:p text:style-name="P2">so she broke it down.</text:p>
      <text:p text:style-name="P2">There’s a phenomenon that happens when one muscle group is worked way</text:p>
      <text:p text:style-name="P2">too hard for way too long. The muscles become starved of glucose and break</text:p>
      <text:p text:style-name="P2">down, leaking myoglobin, a fibrous protein that stores oxygen in the muscle,</text:p>
      <text:p text:style-name="P2">into the bloodstream. When that happens, it’s up to the kidneys to filter all</text:p>
      <text:p text:style-name="P2">those proteins out and if they become overwhelmed, they shut down.</text:p>
      <text:p text:style-name="P2">“People can die from rhabdo,” she said.</text:p>
      <text:p text:style-name="P2">My hands throbbed with agony. My muscles were locking up, and the stakes</text:p>
      <text:p text:style-name="P2">couldn’t be higher. Any rational person would have thrown in the towel, but</text:p>
      <text:p text:style-name="P2">I could hear Going the Distance booming from the speakers, and knew that</text:p>
      <text:p text:style-name="P2">this was my 14th round, Cut me, Mick, moment.</text:p>
      <text:p text:style-name="P2">Fuck rationality. I held up my left palm and had Regina sink her needle in.</text:p>
      <text:p text:style-name="P2">Waves of pain washed through me as a bumper crop of doubt flowered in my</text:p>
      <text:p text:style-name="P2">mind. She wrapped both palms in layers of gauze and medical tape and fitted</text:p>
      <text:p text:style-name="P2">me with a fresh pair of gloves. Then I stalked back out onto the gym floor</text:p>
      <text:p text:style-name="P2">and got back to work. I was at 2,900, and as long as I remained in the fight, I</text:p>
      <text:p text:style-name="P2">still believed anything was possible.</text:p>
      <text:p text:style-name="P2">I did sets of twos and threes on the minute for two hours, but it felt like I was</text:p>
      <text:p text:style-name="P2">gripping a red hot, melting rod, which meant I was down to using my</text:p>
      <text:p text:style-name="P2">fingertips to grip the bar. First I used four fingers, then three. I was able to</text:p>
      <text:p text:style-name="P2">gut out one hundred more pull-ups, then one hundred more. Hours ticked by.</text:p>
      <text:p text:style-name="P2">I crept closer but with my body in rhabdo, breakdown was imminent. I did</text:p>
      <text:p text:style-name="P2">several sets of pull-ups with my wrists dangling over the bar. It sounds</text:p>
      <text:p text:style-name="P2">impossible, but I managed until the numbing agents stopped working. Then</text:p>
      <text:p text:style-name="P2"><text:soft-page-break/>even bending my fingers felt like I was stabbing myself in the hand with a</text:p>
      <text:p text:style-name="P2">sharp knife.</text:p>
      <text:p text:style-name="P2">After eclipsing 3,200 pull-ups, I worked out the math and realized if I could</text:p>
      <text:p text:style-name="P2">do 800 sets of one, it would take thirteen hours and change to break the</text:p>
      <text:p text:style-name="P2">record and I would just beat the clock. I lasted forty-five minutes. The pain</text:p>
      <text:p text:style-name="P2">was too much and the vibe in the room went from optimistic to somber. I</text:p>
      <text:p text:style-name="P2">was still trying to show as little weakness as I could, but the volunteers could</text:p>
      <text:p text:style-name="P2">see me messing with my gloves and grip, and knew something was</text:p>
      <text:p text:style-name="P2">drastically wrong. When I went into the back to regroup a second time I</text:p>
      <text:p text:style-name="P2">heard a collective sigh that sounded like doom.</text:p>
      <text:p text:style-name="P2">Regina and my mother unwrapped the tape on my hands, and I could feel my</text:p>
      <text:p text:style-name="P2">flesh peeling like a banana. Both palms were filleted open down to the</text:p>
      <text:p text:style-name="P2">dermis, which is where our nerves lie. Achilles had his heel, and when it</text:p>
      <text:p text:style-name="P2">came to pull-ups, my gift, and my undoing, were my hands. The doubters</text:p>
      <text:p text:style-name="P2">were right. I wasn’t one of those lightweight, graceful pull-up guys. I was</text:p>
      <text:p text:style-name="P2">powerful, and the power came from my grip. But now my hand better</text:p>
      <text:p text:style-name="P2">resembled a physiology mannequin than something human.</text:p>
      <text:p text:style-name="P2">Emotionally, I was wasted. Not just because of my sheer physical exhaustion</text:p>
      <text:p text:style-name="P2">or because I couldn’t get the record for myself, but because so many people</text:p>
      <text:p text:style-name="P2">had come out to help. I’d taken over Nandor’s gym and felt like I’d</text:p>
      <text:p text:style-name="P2">disappointed everyone. Without a word, my mother and I slipped out the</text:p>
      <text:p text:style-name="P2">back door like we were escaping a crime scene, and as she drove to the</text:p>
      <text:p text:style-name="P2">hospital, I couldn’t stop thinking, I’m better than this!</text:p>
      <text:p text:style-name="P2">While Nandor and his team broke down the clocks, untied the banners,</text:p>
      <text:p text:style-name="P2">swept up chalk, and peeled bloody tape off their pull-up bar, my mom and I</text:p>
      <text:p text:style-name="P2">slumped into chairs in the ER waiting room. I was holding what was left of</text:p>
      <text:p text:style-name="P2">my glove. It looked like it was lifted from the OJ Simpson crime scene, like</text:p>
      <text:p text:style-name="P2">it had been marinated in blood. She eyeballed me and shook her head.</text:p>
      <text:p text:style-name="P2">“Well,” she said, “I know one thing…”</text:p>
      <text:p text:style-name="P2">After a long pause I turned to face her.</text:p>
      <text:p text:style-name="P2">“What’s that?”</text:p>
      <text:p text:style-name="P2">“You’re gonna do this again.”</text:p>
      <text:p text:style-name="P2">She read my damn mind. I was already doing my live autopsy and would run</text:p>
      <text:p text:style-name="P2">through a complete AAR on paper as soon as my bloody hands would allow.</text:p>
      <text:p text:style-name="P2">I knew there was treasure in this wreckage and leverage to be gained</text:p>
      <text:p text:style-name="P2">somewhere. I just had to piece it together like a puzzle. And the fact that she</text:p>
      <text:p text:style-name="P2">realized that without my saying so fired me up.</text:p>
      <text:p text:style-name="P2">A lot of us surround ourselves with people who speak to our desire for</text:p>
      <text:p text:style-name="P2">comfort. Who would rather treat the pain of our wounds and prevent further</text:p>
      <text:p text:style-name="P2">injury than help us callous over them and try again. We need to surround</text:p>
      <text:p text:style-name="P2">ourselves with people who will tell us what we need to hear, not what we</text:p>
      <text:p text:style-name="P2">want to hear, but at the same time not make us feel we’re up against the</text:p>
      <text:p text:style-name="P2">impossible. My mother was my biggest fan. Whenever I failed in life she</text:p>
      <text:p text:style-name="P2">was always asking me when and where I would go after it again. She never</text:p>
      <text:p text:style-name="P2">said, Well, maybe it isn’t meant to be.</text:p>
      <text:p text:style-name="P2">Most wars are won or lost in our own heads, and when we’re in a foxhole we</text:p>
      <text:p text:style-name="P2">usually aren’t alone, and we need to be confident in the quality of the heart,</text:p>
      <text:p text:style-name="P2">mind, and dialogue of the person hunkered down with us. Because at some</text:p>
      <text:p text:style-name="P2">point we will need some empowering words to keep us focused and deadly.</text:p>
      <text:p text:style-name="P2"><text:soft-page-break/>In that hospital, in my own personal foxhole, I was swimming in doubt. I fell</text:p>
      <text:p text:style-name="P2">800 pull-ups short and I knew what 800 pull-ups felt like. That’s a long</text:p>
      <text:p text:style-name="P2">fucking day! But there was nobody else I’d rather have been in that foxhole</text:p>
      <text:p text:style-name="P2">with.</text:p>
      <text:p text:style-name="P2">“Don’t worry,” she said. “I’ll start calling those witnesses up as soon as we</text:p>
      <text:p text:style-name="P2">get home.”</text:p>
      <text:p text:style-name="P2">“Roger that,” I said. “Tell them I’ll be back on that bar in two months.”</text:p>
      <text:p text:style-name="P2">* * *</text:p>
      <text:p text:style-name="P2">In life, there is no gift as overlooked or inevitable as failure. I’ve had quite a</text:p>
      <text:p text:style-name="P2">few and have learned to relish them, because if you do the forensics you’ll</text:p>
      <text:p text:style-name="P2">find clues about where to make adjustments and how to eventually</text:p>
      <text:p text:style-name="P2">accomplish your task. I’m not talking about a mental list either. After the</text:p>
      <text:p text:style-name="P2">second attempt, I wrote everything out long-hand, but didn’t start with the</text:p>
      <text:p text:style-name="P2">obvious issue, my grip. Initially, I brainstormed everything that went well,</text:p>
      <text:p text:style-name="P2">because in every failure a lot of good things will have happened, and we</text:p>
      <text:p text:style-name="P2">must acknowledge them.</text:p>
      <text:p text:style-name="P2">The best takeaway from the Nashville attempt was Nandor’s place. His</text:p>
      <text:p text:style-name="P2">dungeon of a gym was the perfect environment for me. Yeah, I’m on social</text:p>
      <text:p text:style-name="P2">media, and in the spotlight from time to time, but I am not a Hollywood</text:p>
      <text:p text:style-name="P2">person. I get my strength from a very dark place, and Nandor’s gym wasn’t a</text:p>
      <text:p text:style-name="P2">phony-ass, happy factory. It was dark, sweaty, painful, and real. I called him</text:p>
      <text:p text:style-name="P2">the very next day and asked if I could come back to train and make another</text:p>
      <text:p text:style-name="P2">run at the record. I’d taken a lot of his time and energy and left behind a</text:p>
      <text:p text:style-name="P2">mess, so I had no idea how he’d respond.</text:p>
      <text:p text:style-name="P2">“Yeah, motherfucker,” he said. “Let’s go!” It meant a lot to have his support</text:p>
      <text:p text:style-name="P2">again.</text:p>
      <text:p text:style-name="P2">Another positive was how I handled my second meltdown. I was off the mat</text:p>
      <text:p text:style-name="P2">and on the comeback trail before I even saw the ER doc. That’s where you</text:p>
      <text:p text:style-name="P2">want to be. You can’t let a simple failure derail your mission, or let it worm</text:p>
      <text:p text:style-name="P2">so far up your ass it takes over your brain and sabotages your relationships</text:p>
      <text:p text:style-name="P2">with people who are close to you. Everyone fails sometimes and life isn’t</text:p>
      <text:p text:style-name="P2">supposed to be fair, much less bend to your every whim.</text:p>
      <text:p text:style-name="P2">Luck is a capricious bitch. It won’t always go your way, so you can’t get</text:p>
      <text:p text:style-name="P2">trapped in this idea that just because you’ve imagined a possibility for</text:p>
      <text:p text:style-name="P2">yourself that you somehow deserve it. Your entitled mind is dead weight.</text:p>
      <text:p text:style-name="P2">Cut it loose. Don’t focus on what you think you deserve. Take aim on what</text:p>
      <text:p text:style-name="P2">you are willing to earn! I never blamed anyone for my failures, and I didn’t</text:p>
      <text:p text:style-name="P2">hang my head in Nashville. I stayed humble and sidestepped my entitled</text:p>
      <text:p text:style-name="P2">mind because I knew damn well I hadn’t earned my record. The scoreboard</text:p>
      <text:p text:style-name="P2">does not lie, and I didn’t delude myself otherwise. Believe it or not, most</text:p>
      <text:p text:style-name="P2">people prefer delusion. They blame others or bad luck or chaotic</text:p>
      <text:p text:style-name="P2">circumstance. I didn’t, which was positive.</text:p>
      <text:p text:style-name="P2">I listed most of the equipment we used on the positive side of the AAR, as</text:p>
      <text:p text:style-name="P2">well. The tape and chalk worked, and even though the bar tore me the fuck</text:p>
      <text:p text:style-name="P2">up, it also got me 700 additional pull-ups, so I was headed in the right</text:p>
      <text:p text:style-name="P2">direction. Another positive was the support of Nandor’s Crossfit community.</text:p>
      <text:p text:style-name="P2">It felt great to be surrounded by such intense, respectful people, but this time</text:p>
      <text:p text:style-name="P2">I’d need to cut the number of volunteers in half. I wanted as little buzz in</text:p>
      <text:p text:style-name="P2">that room as possible.</text:p>
      <text:p text:style-name="P2"><text:soft-page-break/>After listing out all the plusses, it was time to kick the tires on my mindset,</text:p>
      <text:p text:style-name="P2">and if you’re doing your post-faceplant due diligence, you should do that</text:p>
      <text:p text:style-name="P2">too. That means checking yourself on how and what you were thinking</text:p>
      <text:p text:style-name="P2">during the preparation and execution phases of your failure. My commitment</text:p>
      <text:p text:style-name="P2">to preparation and determination in the fight are always there. They didn’t</text:p>
      <text:p text:style-name="P2">waver, but my belief was shakier than I cared to admit, and as I prepared for</text:p>
      <text:p text:style-name="P2">my third go ’round it was imperative to move beyond doubt.</text:p>
      <text:p text:style-name="P2">That wasn’t easy because after my second failure in as many attempts, the</text:p>
      <text:p text:style-name="P2">doubters were everywhere online. The record holder, Stephen Hyland, was</text:p>
      <text:p text:style-name="P2">light and spidery strong with thick, muscular palms. He was the perfect build</text:p>
      <text:p text:style-name="P2">for the pull-up record, and everyone was telling me I was just too big, my</text:p>
      <text:p text:style-name="P2">form was too brutal, and that I should stop trying to go for it before I hurt</text:p>
      <text:p text:style-name="P2">myself even worse. They pointed to the scoreboard that doesn’t lie. I was</text:p>
      <text:p text:style-name="P2">still over 800 pull-ups away from the record. That’s more than I gained</text:p>
      <text:p text:style-name="P2">between my first and second attempts. From the beginning some of them had</text:p>
      <text:p text:style-name="P2">predicted my hands would give out, and when that truth revealed itself in</text:p>
      <text:p text:style-name="P2">Nashville it presented a big mental hurdle. Part of me wondered if those</text:p>
      <text:p text:style-name="P2">motherfuckers were right. If I was trying to achieve the impossible.</text:p>
      <text:p text:style-name="P2">Then I thought of an English middle-distance runner from back in the day</text:p>
      <text:p text:style-name="P2">named Roger Bannister. When Bannister was trying to break the four-minute</text:p>
      <text:p text:style-name="P2">mile in the 1950s, experts told him it couldn’t be done, but that didn’t stop</text:p>
      <text:p text:style-name="P2">him. He failed again and again, but he persevered, and when he ran his</text:p>
      <text:p text:style-name="P2">historic mile in 3:59.4 on May 6, 1954, he didn’t just break a record, he</text:p>
      <text:p text:style-name="P2">broke open the floodgates simply by proving it possible. Six weeks later, his</text:p>
      <text:p text:style-name="P2">record was eclipsed, and by now over 1,000 runners have done what was</text:p>
      <text:p text:style-name="P2">once thought to be beyond human capability.</text:p>
      <text:p text:style-name="P2">We are all guilty of allowing so-called experts, or just people who have more</text:p>
      <text:p text:style-name="P2">experience in a given field than we do, to cap our potential. One of the</text:p>
      <text:p text:style-name="P2">reasons we love sports is because we also love watching those glass ceilings</text:p>
      <text:p text:style-name="P2">get shattered. If I was going to be the next athlete to smash popular</text:p>
      <text:p text:style-name="P2">perception, I’d need to stop listening to doubt, whether it streamed in from</text:p>
      <text:p text:style-name="P2">the outside or bubbled up from within, and the best way to do that was to</text:p>
      <text:p text:style-name="P2">decide that the pull-up record was already mine. I didn’t know when it</text:p>
      <text:p text:style-name="P2">would officially become mine. It might be in two months or twenty years,</text:p>
      <text:p text:style-name="P2">but once I decided it belonged to me and decoupled it from the calendar, I</text:p>
      <text:p text:style-name="P2">was filled with confidence and relieved of any and all pressure because my</text:p>
      <text:p text:style-name="P2">task morphed from trying to achieve the impossible into working toward an</text:p>
      <text:p text:style-name="P2">inevitability. But to get there, I’d have to find the tactical advantage I’d been</text:p>
      <text:p text:style-name="P2">missing.</text:p>
      <text:p text:style-name="P2">A tactical review is the final and most vital piece of any live autopsy or</text:p>
      <text:p text:style-name="P2">AAR. And while I had improved tactically from the first attempt—working</text:p>
      <text:p text:style-name="P2">on a more stable bar and minimizing wasted energy—I still fell 800 reps</text:p>
      <text:p text:style-name="P2">short, so we needed to delve deeper into the numbers. Six pull-ups per</text:p>
      <text:p text:style-name="P2">minute on the minute had failed me twice. Yes, it placed me on a fast track</text:p>
      <text:p text:style-name="P2">to 4,020, but I never got there. This time, I decided to start slower to go</text:p>
      <text:p text:style-name="P2">further. I also knew from experience that I would hit some sort of wall after</text:p>
      <text:p text:style-name="P2">ten hours and that my response couldn’t be a longer break. The ten-hour</text:p>
      <text:p text:style-name="P2">mark smacked me in my face twice and both times I stopped for five minutes</text:p>
      <text:p text:style-name="P2">or longer, which led to ultimate failure pretty quickly. I needed to stay true to</text:p>
      <text:p text:style-name="P2"><text:soft-page-break/>my strategy and limit any long breaks to four minutes max.</text:p>
      <text:p text:style-name="P2">Now, about that pull-up bar. Yeah, it would probably tear me up again, so I</text:p>
      <text:p text:style-name="P2">needed to find a workaround. According to the rules, I wouldn’t be allowed</text:p>
      <text:p text:style-name="P2">to switch up the distance between my hands mid-attempt. The width would</text:p>
      <text:p text:style-name="P2">have to remain the same from the first pull-up. The only thing I could</text:p>
      <text:p text:style-name="P2">change would be how I was going to protect my hands. In the run-up to my</text:p>
      <text:p text:style-name="P2">third attempt, I experimented with all different types of gloves. I also got</text:p>
      <text:p text:style-name="P2">clearance to use custom foam pads to protect my palms. I remembered</text:p>
      <text:p text:style-name="P2">seeing a couple SEAL buddies use slices of foam mattresses to protect their</text:p>
      <text:p text:style-name="P2">hands when they were lifting heavy weights, and called on a mattress</text:p>
      <text:p text:style-name="P2">company to custom design form-fitting pads for my hands. Guinness</text:p>
      <text:p text:style-name="P2">approved the equipment, and at 10 a.m. on January 19, 2013, two months</text:p>
      <text:p text:style-name="P2">after failing for the second time, I was back on the bar at Crossfit Brentwood</text:p>
      <text:p text:style-name="P2">Hills.</text:p>
      <text:p text:style-name="P2">I started slow and easy with five pull-ups on the minute. I didn’t strap my</text:p>
      <text:p text:style-name="P2">foam pads with tape. I just held them in place around the bar, and they</text:p>
      <text:p text:style-name="P2">seemed to work well. Within an hour the foam had formed around my hands,</text:p>
      <text:p text:style-name="P2">insulating them from molten-iron hell. Or so I fucking hoped. At around the</text:p>
      <text:p text:style-name="P2">two-hour, 600 rep mark, I asked Nandor to play Going the Distance on a</text:p>
      <text:p text:style-name="P2">loop. I felt something click inside and went full cyborg.</text:p>
      <text:p text:style-name="P2">I found a rhythm on the bar and between sets I sat on a weight bench and</text:p>
      <text:p text:style-name="P2">stared at the chalk-dusted floor. My point of view narrowed into tunnel</text:p>
      <text:p text:style-name="P2">vision as I prepared my mind for the hell that was to come. When the first</text:p>
      <text:p text:style-name="P2">blister opened on my palm I knew shit was about to get real. But this time,</text:p>
      <text:p text:style-name="P2">thanks to my failures and forensics, I was ready.</text:p>
      <text:p text:style-name="P2">That doesn’t mean I was having any fun. I wasn’t. I was over it. I didn’t</text:p>
      <text:p text:style-name="P2">want to do pull-ups anymore, but achieving goals or overcoming obstacles</text:p>
      <text:p text:style-name="P2">doesn’t have to be fun. Seeds burst from the inside out in a self-destructive</text:p>
      <text:p text:style-name="P2">ritual of new life. Does that sound like fucking fun? Like it feels good? I</text:p>
      <text:p text:style-name="P2">wasn’t in that gym to get happy or do what I wanted to be doing. I was there</text:p>
      <text:p text:style-name="P2">to turn myself inside out if that’s what it took to blast through any and all</text:p>
      <text:p text:style-name="P2">mental, emotional, and physical barriers.</text:p>
      <text:p text:style-name="P2">After twelve hours, I finally hit 3,000 pull-ups, a major checkpoint for me,</text:p>
      <text:p text:style-name="P2">and felt like I’d run headfirst into a wall. I was exasperated, in agony, and</text:p>
      <text:p text:style-name="P2">my hands were starting to come apart again. I was still a long way from the</text:p>
      <text:p text:style-name="P2">record, and I felt all the eyeballs in the room upon me. With them came the</text:p>
      <text:p text:style-name="P2">crushing weight of failure and humiliation. Suddenly, I was back in the cage</text:p>
      <text:p text:style-name="P2">during my third Hell Week, taping my shins and ankles before mustering up</text:p>
      <text:p text:style-name="P2">with a new BUD/S class who’d heard it was my last chance.</text:p>
      <text:p text:style-name="P2">It takes great strength to be vulnerable enough to put your ass on the line, in</text:p>
      <text:p text:style-name="P2">public, and work toward a dream that feels like it’s slipping away. We all</text:p>
      <text:p text:style-name="P2">have eyeballs on us. Our family and friends are watching, and even if you’re</text:p>
      <text:p text:style-name="P2">surrounded by positive people, they will have ideas about who you are, what</text:p>
      <text:p text:style-name="P2">you’re good at, and how you should focus your energy. That shit is just</text:p>
      <text:p text:style-name="P2">human nature, and if you try to break out of their box you’ll get some</text:p>
      <text:p text:style-name="P2">unsolicited advice that has a way of smothering your aspirations if you let it.</text:p>
      <text:p text:style-name="P2">Often our people don’t mean any harm. Nobody who cares about us actually</text:p>
      <text:p text:style-name="P2">wants us to get hurt. They want us to be safe, comfortable, and happy, and</text:p>
      <text:p text:style-name="P2">not to have to stare at the floor in a dungeon sifting through shards of our</text:p>
      <text:p text:style-name="P2"><text:soft-page-break/>broken dreams. Too bad. There’s a lot of potential in those moments of pain.</text:p>
      <text:p text:style-name="P2">And if you figure out how to piece that picture back together, you’ll find a</text:p>
      <text:p text:style-name="P2">hell of a lot of power there too!</text:p>
      <text:p text:style-name="P2">I kept my break to just four minutes, as planned. Long enough to stuff my</text:p>
      <text:p text:style-name="P2">hands, and those foam pads, into a pair of padded gloves. But when I got</text:p>
      <text:p text:style-name="P2">back on the bar I felt slow and weak. Nandor, his wife, and the other</text:p>
      <text:p text:style-name="P2">volunteers saw my struggle, but they left me the fuck alone to put in my ear</text:p>
      <text:p text:style-name="P2">buds, channel Rocky Balboa, and keep grinding one rep at a time. I went</text:p>
      <text:p text:style-name="P2">from four pull-ups on the minute to three, and found my cyborg trance again.</text:p>
      <text:p text:style-name="P2">I went ugly, I got dark. I imagined my pain was the creation of a mad</text:p>
      <text:p text:style-name="P2">scientist named Stephen Hyland, the evil genius who was in temporary</text:p>
      <text:p text:style-name="P2">possession of my record and my soul. It was him! That motherfucker was</text:p>
      <text:p text:style-name="P2">torturing me from across the globe, and it was up to me and only me to keep</text:p>
      <text:p text:style-name="P2">piling up numbers and steamroll toward him, if I wanted to take his</text:p>
      <text:p text:style-name="P2">motherfucking soul!</text:p>
      <text:p text:style-name="P2">To be clear, I wasn’t angry with Hyland—I don’t even know him! I went</text:p>
      <text:p text:style-name="P2">there to find the edge I needed to keep going. I got personal with him in my</text:p>
      <text:p text:style-name="P2">head, not out of overconfidence or envy, but to drown out my own doubt.</text:p>
      <text:p text:style-name="P2">Life is a head game. This was just the latest angle I used to win a game</text:p>
      <text:p text:style-name="P2">within that game. I had to find an edge somewhere, and if you find it in the</text:p>
      <text:p text:style-name="P2">person standing in your way, that’s potent.</text:p>
      <text:p text:style-name="P2">As the hours ticked past midnight I started closing the distance between us,</text:p>
      <text:p text:style-name="P2">but the pull-ups weren’t coming fast and they weren’t coming easy. I was</text:p>
      <text:p text:style-name="P2">tired mentally and physically, deep into rhabdo, and I was down to three</text:p>
      <text:p text:style-name="P2">pull-ups a minute. When I hit 3,800 pull-ups I felt like I could see the</text:p>
      <text:p text:style-name="P2">mountain top. I also knew it was possible to go from being able to do three</text:p>
      <text:p text:style-name="P2">pull-ups to no pull-ups in a flash. There are stories of people at Badwater</text:p>
      <text:p text:style-name="P2">who reached mile 129 and couldn’t finish a 135-mile race! You never know</text:p>
      <text:p text:style-name="P2">when you’ll reach your 100 percent and hit the point of total muscle fatigue.</text:p>
      <text:p text:style-name="P2">I kept waiting for that moment to come, when I couldn’t pick my arms up</text:p>
      <text:p text:style-name="P2">anymore. Doubt stalked me like a shadow. I tried my best to control it or</text:p>
      <text:p text:style-name="P2">silence it, yet it kept reappearing, following me, pushing me.</text:p>
      <text:p text:style-name="P2">After seventeen hours of pain, around 3 a.m. on January 20, 2013, I did my</text:p>
      <text:p text:style-name="P2">4,020th and 4,021st pull-up, and the record was mine. Everyone in the gym</text:p>
      <text:p text:style-name="P2">cheered, but I stayed composed. After two more sets and 4,030 total pullups, I took my headphones out, stared into the camera and said, “I tracked</text:p>
      <text:p text:style-name="P2">you down, Stephen Hyland!”</text:p>
      <text:p text:style-name="P2">In one day, I’d lifted the equivalent of 846,030 pounds, nearly three times</text:p>
      <text:p text:style-name="P2">the weight of the Space Shuttle! Cheers spread to laughter as I pulled off my</text:p>
      <text:p text:style-name="P2">gloves and disappeared into the back room, but much to everyone’s surprise,</text:p>
      <text:p text:style-name="P2">I was not in the mood to celebrate.</text:p>
      <text:p text:style-name="P2">Does that shock you too? You know that my refrigerator is never full, and it</text:p>
      <text:p text:style-name="P2">never will be because I live a mission-driven life, always on the hunt for the</text:p>
      <text:p text:style-name="P2">next challenge. That mindset is the reason I broke that record, finished</text:p>
      <text:p text:style-name="P2">Badwater, became a SEAL, rocked Ranger School, and on down the list. In</text:p>
      <text:p text:style-name="P2">my mind I’m that racehorse always chasing a carrot I’ll never catch, forever</text:p>
      <text:p text:style-name="P2">trying to prove myself to myself. And when you live that way and attain a</text:p>
      <text:p text:style-name="P2">goal, success feels anti-climactic.</text:p>
      <text:p text:style-name="P2">Unlike my initial shot at the record, my success barely made a ripple in the</text:p>
      <text:p text:style-name="P2"><text:soft-page-break/>news cycle. Which was just fine. I wasn’t doing it for adulation. I raised</text:p>
      <text:p text:style-name="P2">some money, and I learned all I could from that pull-up bar. After logging</text:p>
      <text:p text:style-name="P2">more than 67,000 pull-ups in nine months, it was time to put them in my</text:p>
      <text:p text:style-name="P2">Cookie Jar and move on. Because life is one long motherfucking imaginary</text:p>
      <text:p text:style-name="P2">game that has no scoreboard, no referee, and isn’t over until we’re dead and</text:p>
      <text:p text:style-name="P2">buried.</text:p>
      <text:p text:style-name="P2">And all I’d ever wanted from it was to become successful in my own eyes.</text:p>
      <text:p text:style-name="P2">That didn’t mean wealth or celebrity, a garage full of hot cars, or a harem of</text:p>
      <text:p text:style-name="P2">beautiful women trailing after me. It meant becoming the hardest</text:p>
      <text:p text:style-name="P2">motherfucker who ever lived. Sure, I stacked up some failures along the</text:p>
      <text:p text:style-name="P2">way, but in my mind the record proved that I was close. Only the game</text:p>
      <text:p text:style-name="P2">wasn’t over, and being hard came with the requirement to drain every drop</text:p>
      <text:p text:style-name="P2">of ability from my mind, body, and soul before the whistle blew.</text:p>
      <text:p text:style-name="P2">I would remain in constant pursuit. I wouldn’t leave anything on the table. I</text:p>
      <text:p text:style-name="P2">wanted to earn my final resting place. That’s how I thought back then,</text:p>
      <text:p text:style-name="P2">anyway. Because I had no clue how close to the end I already was.</text:p>
      <text:p text:style-name="P2">CHALLENGE #10</text:p>
      <text:p text:style-name="P2">Think about your most recent and your most heart-wrenching failures.</text:p>
      <text:p text:style-name="P2">Break out that journal one last time. Log off the digital version and write</text:p>
      <text:p text:style-name="P2">them out long-hand. I want you to feel this process because you are about to</text:p>
      <text:p text:style-name="P2">file your own, belated After Action Reports.</text:p>
      <text:p text:style-name="P2">First off, write out all the good things, everything that went well, from your</text:p>
      <text:p text:style-name="P2">failures. Be detailed and generous with yourself. A lot of good things will</text:p>
      <text:p text:style-name="P2">have happened. It’s rarely all bad. Then note how you handled your failure.</text:p>
      <text:p text:style-name="P2">Did it affect your life and your relationships? How so?</text:p>
      <text:p text:style-name="P2">How did you think throughout the preparation for and during the execution</text:p>
      <text:p text:style-name="P2">stage of your failure? You have to know how you were thinking at each step</text:p>
      <text:p text:style-name="P2">because it’s all about mindset, and that’s where most people fall short.</text:p>
      <text:p text:style-name="P2">Now go back through and make a list of things you can fix. This isn’t time</text:p>
      <text:p text:style-name="P2">to be soft or generous. Be brutally honest, write them all out. Study them.</text:p>
      <text:p text:style-name="P2">Then look at your calendar and schedule another attempt as soon as</text:p>
      <text:p text:style-name="P2">possible. If the failure happened in childhood, and you can’t recreate the</text:p>
      <text:p text:style-name="P2">Little League all-star game you choked in, I still want you to write that</text:p>
      <text:p text:style-name="P2">report because you’ll likely be able to use that information to achieve any</text:p>
      <text:p text:style-name="P2">goal going forward.</text:p>
      <text:p text:style-name="P2">As you prepare, keep that AAR handy, consult your Accountability Mirror,</text:p>
      <text:p text:style-name="P2">and make all necessary adjustments. When it comes time to execute, keep</text:p>
      <text:p text:style-name="P2">everything we’ve learned about the power of a calloused mind, the Cookie</text:p>
      <text:p text:style-name="P2">Jar, and The 40% Rule in the forefront of your mind. Control your mindset.</text:p>
      <text:p text:style-name="P2">Dominate your thought process. This life is all a fucking mind game.</text:p>
      <text:p text:style-name="P2">Realize that. Own it!</text:p>
      <text:p text:style-name="P2">And if you fail again, so the fuck be it. Take the pain. Repeat these steps</text:p>
      <text:p text:style-name="P2">and keep fighting. That’s what it’s all about. Share your stories from</text:p>
      <text:p text:style-name="P2">preparation, training, and execution on social media with the hashtags</text:p>
      <text:p text:style-name="P2">#canthurtme #empowermentoffail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18:41.755000000</dc:date>
    <meta:editing-duration>PT2M34S</meta:editing-duration>
    <meta:editing-cycles>2</meta:editing-cycles>
    <meta:document-statistic meta:table-count="0" meta:image-count="0" meta:object-count="0" meta:page-count="16" meta:paragraph-count="776" meta:word-count="9945" meta:character-count="52348" meta:non-whitespace-character-count="43184"/>
  </office:meta>
</office:document-meta>
</file>